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arings only tracking</text:p>
      <text:p text:style-name="Standard"/>
      <text:p text:style-name="Standard">Triangulation</text:p>
      <text:p text:style-name="Standard"/>
      <text:p text:style-name="Standard">The triangulation techniques was used already by the old Greeks, when the the Greek philosopher Thales was recorded using triangles to estimate the height of the pyramids, by measuring the length of their shadows at the moment when is own shadow was equal to his height, and to have estimated the distance of ships from a clifftop. Since then the technique has been frequently used, from everywhere to land mapping to navigation. </text:p>
      <text:p text:style-name="Standard"/>
      <text:p text:style-name="Standard">Basics of triangulation: To get an absolute position with only using bearings for the object, you will need some sort of reference frame. This frame could consist of one or more points you already know the position of. Only one point of reference will however not give you an exact position, so at least two is needed. This way to determine the position is called triangulation, in which you basically triangulate the object you want to determine the position of, from measuring angles from these reference points. </text:p>
      <text:p text:style-name="Standard"/>
      <text:p text:style-name="Standard">If you however want to determine the position from a single points view, you will in a two dimensional plane need three reference points. Two points will result in several positions with the same bearings to the reference points, which can be excluded by adding yet another point of reference. The calculations are done with simple trigonometric functions. </text:p>
      <text:p text:style-name="Standard"/>
      <text:p text:style-name="Standard">The technique is for example used in GPS, where four satellites make up the stationary points, this due to an exact determination of position in a three dimensional space requires four reference 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_ASUS_Edition$Win32 OpenOffice.org_project/680m10$Build-9251$CWS-c23v001</meta:generator>
    <meta:creation-date>2010-02-15T16:18:14</meta:creation-date>
    <dc:date>2010-02-16T13:15:39</dc:date>
    <meta:editing-cycles>21</meta:editing-cycles>
    <meta:editing-duration>PT15H59M18S</meta:editing-duration>
    <meta:user-defined meta:name="Info 1"/>
    <meta:user-defined meta:name="Info 2"/>
    <meta:user-defined meta:name="Info 3"/>
    <meta:user-defined meta:name="Info 4"/>
    <meta:document-statistic meta:table-count="0" meta:image-count="0" meta:object-count="0" meta:page-count="1" meta:paragraph-count="6" meta:word-count="254" meta:character-count="1539"/>
  </office:meta>
</office:document-meta>
</file>